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262195948" text:style-name="L1">
        <text:list-item>
          <text:p text:style-name="P1">Phrases mélangées : à recopier dans le bon ordre. Dessins ???</text:p>
        </text:list-item>
        <text:list-item>
          <text:p text:style-name="P1">Ateliers règles de grammaire :</text:p>
          <text:list>
            <text:list-item>
              <text:p text:style-name="P1">S du pluriel (noms, adjectifs)</text:p>
            </text:list-item>
            <text:list-item>
              <text:p text:style-name="P1">majuscules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  <text:list-item>
          <text:p text:style-name="P1">Atelier vocabulaire</text:p>
          <text:list>
            <text:list-item>
              <text:p text:style-name="P1">Définitions</text:p>
            </text:list-item>
            <text:list-item>
              <text:p text:style-name="P1">Synonymes</text:p>
            </text:list-item>
            <text:list-item>
              <text:p text:style-name="P1">Homonymes</text:p>
            </text:list-item>
            <text:list-item>
              <text:p text:style-name="P1">Contraires</text:p>
            </text:list-item>
            <text:list-item>
              <text:p text:style-name="P1">Même famille</text:p>
            </text:list-item>
          </text:list>
        </text:list-item>
        <text:list-item>
          <text:p text:style-name="P1">Atelier conjugaison</text:p>
        </text:list-item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/>
      <text:p text:style-name="Standard">(Now I am a big boy)</text:p>
      <text:p text:style-name="Standard">My bag is in a red car</text:p>
      <text:p text:style-name="Standard">we see big ben on the left</text:p>
      <text:p text:style-name="Standard">my blue pen is in my bag</text:p>
      <text:p text:style-name="Standard">do you see the dark blue sky</text:p>
      <text:p text:style-name="Standard">I see the sun in the sky</text:p>
      <text:p text:style-name="Standard">I have to cut a big paper</text:p>
      <text:p text:style-name="Standard">Now we go to the rugby club</text:p>
      <text:p text:style-name="Standard">dad is the best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11T16:13:24</dc:date>
    <meta:editing-duration>PT3H49M3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30" meta:word-count="140" meta:character-count="612" meta:non-whitespace-character-count="522"/>
  </office:meta>
</office:document-meta>
</file>